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family-generic="swiss" style:font-pitch="variable"/>
    <style:font-face style:name="Courier 10 Pitch1" svg:font-family="'Courier 10 Pitch'" style:font-adornments="Gras"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automatic-styles>
    <style:style style:name="P1" style:family="paragraph" style:parent-style-name="Header">
      <style:text-properties officeooo:rsid="0007b512" officeooo:paragraph-rsid="003a85c1"/>
    </style:style>
    <style:style style:name="P2" style:family="paragraph" style:parent-style-name="Footer">
      <style:text-properties officeooo:rsid="0007b512" officeooo:paragraph-rsid="0007b512"/>
    </style:style>
    <style:style style:name="P3" style:family="paragraph" style:parent-style-name="Text_20_body">
      <style:text-properties officeooo:rsid="003b6b2f" officeooo:paragraph-rsid="00430d37"/>
    </style:style>
    <style:style style:name="P4" style:family="paragraph" style:parent-style-name="Text_20_body">
      <style:text-properties officeooo:rsid="0040541d" officeooo:paragraph-rsid="0040541d"/>
    </style:style>
    <style:style style:name="P5" style:family="paragraph" style:parent-style-name="Text_20_body">
      <style:text-properties officeooo:rsid="0040541d" officeooo:paragraph-rsid="0043dc51"/>
    </style:style>
    <style:style style:name="P6" style:family="paragraph" style:parent-style-name="Text_20_body">
      <style:text-properties officeooo:rsid="0043dc51" officeooo:paragraph-rsid="0043dc51"/>
    </style:style>
    <style:style style:name="P7" style:family="paragraph" style:parent-style-name="Text_20_body">
      <style:text-properties officeooo:rsid="0044724f" officeooo:paragraph-rsid="0044724f"/>
    </style:style>
    <style:style style:name="P8" style:family="paragraph" style:parent-style-name="Text_20_body">
      <style:text-properties officeooo:rsid="003bc475" officeooo:paragraph-rsid="003a85c1"/>
    </style:style>
    <style:style style:name="P9" style:family="paragraph" style:parent-style-name="Text_20_body">
      <style:text-properties officeooo:rsid="003bc475" officeooo:paragraph-rsid="003bc475"/>
    </style:style>
    <style:style style:name="P10" style:family="paragraph" style:parent-style-name="Text_20_body">
      <style:text-properties officeooo:rsid="003bc475" officeooo:paragraph-rsid="00430d37"/>
    </style:style>
    <style:style style:name="P11" style:family="paragraph" style:parent-style-name="Text_20_body">
      <style:text-properties officeooo:paragraph-rsid="0044724f"/>
    </style:style>
    <style:style style:name="P12" style:family="paragraph" style:parent-style-name="Standard">
      <style:text-properties officeooo:paragraph-rsid="0038fc99"/>
    </style:style>
    <style:style style:name="P13" style:family="paragraph" style:parent-style-name="Text_20_body">
      <style:text-properties officeooo:paragraph-rsid="004e6755"/>
    </style:style>
    <style:style style:name="P14" style:family="paragraph" style:parent-style-name="Heading_20_1">
      <style:text-properties officeooo:rsid="0044724f" officeooo:paragraph-rsid="0044724f"/>
    </style:style>
    <style:style style:name="P15" style:family="paragraph" style:parent-style-name="Heading_20_1">
      <style:text-properties officeooo:rsid="0043dc51" officeooo:paragraph-rsid="0043dc51"/>
    </style:style>
    <style:style style:name="P16" style:family="paragraph" style:parent-style-name="Text_20_body" style:list-style-name="L1">
      <style:text-properties officeooo:paragraph-rsid="0044724f"/>
    </style:style>
    <style:style style:name="P17" style:family="paragraph" style:parent-style-name="Text_20_body" style:list-style-name="L2">
      <style:text-properties officeooo:rsid="003bc475" officeooo:paragraph-rsid="00430d37"/>
    </style:style>
    <style:style style:name="T1" style:family="text">
      <style:text-properties fo:font-size="10pt" style:font-size-asian="10.5pt"/>
    </style:style>
    <style:style style:name="T2" style:family="text">
      <style:text-properties fo:font-size="10pt" officeooo:rsid="003a85c1" style:font-size-asian="10.5pt"/>
    </style:style>
    <style:style style:name="T3" style:family="text">
      <style:text-properties fo:font-size="10pt" officeooo:rsid="0050f241" style:font-size-asian="10.5pt"/>
    </style:style>
    <style:style style:name="T4" style:family="text">
      <style:text-properties fo:font-size="10pt" officeooo:rsid="00371ab9" style:font-size-asian="10.5pt"/>
    </style:style>
    <style:style style:name="T5" style:family="text">
      <style:text-properties fo:font-size="10pt" officeooo:rsid="0044724f" style:font-size-asian="10.5pt"/>
    </style:style>
    <style:style style:name="T6" style:family="text">
      <style:text-properties fo:font-size="10pt" fo:font-weight="bold" officeooo:rsid="003a85c1" style:font-size-asian="10.5pt" style:font-weight-asian="bold" style:font-weight-complex="bold"/>
    </style:style>
    <style:style style:name="T7" style:family="text">
      <style:text-properties fo:font-size="10pt" fo:font-weight="bold" officeooo:rsid="00371ab9" style:font-size-asian="10.5pt" style:font-weight-asian="bold" style:font-weight-complex="bold"/>
    </style:style>
    <style:style style:name="T8" style:family="text">
      <style:text-properties fo:font-size="10pt" fo:font-weight="bold" officeooo:rsid="0050f241" style:font-size-asian="10.5pt" style:font-weight-asian="bold" style:font-weight-complex="bold"/>
    </style:style>
    <style:style style:name="T9" style:family="text">
      <style:text-properties fo:font-size="10pt" fo:font-weight="bold" officeooo:rsid="003b6b2f" style:font-size-asian="10.5pt" style:font-weight-asian="bold" style:font-weight-complex="bold"/>
    </style:style>
    <style:style style:name="T10" style:family="text">
      <style:text-properties officeooo:rsid="0039f54e"/>
    </style:style>
    <style:style style:name="T11" style:family="text">
      <style:text-properties officeooo:rsid="0040541d"/>
    </style:style>
    <style:style style:name="T12" style:family="text">
      <style:text-properties officeooo:rsid="0043dc51"/>
    </style:style>
    <style:style style:name="T13" style:family="text">
      <style:text-properties style:font-name="Nimbus Sans L" fo:font-size="11pt" fo:font-weight="bold" style:font-name-asian="Droid Sans Fallback" style:font-size-asian="18.2000007629395pt" style:font-weight-asian="bold" style:font-name-complex="FreeSans1" style:font-size-complex="18.2000007629395pt" style:font-weight-complex="600"/>
    </style:style>
    <style:style style:name="T14" style:family="text">
      <style:text-properties officeooo:rsid="0044724f"/>
    </style:style>
    <style:style style:name="T15" style:family="text">
      <style:text-properties style:font-name="Courier 10 Pitch"/>
    </style:style>
    <style:style style:name="T16" style:family="text">
      <style:text-properties officeooo:rsid="004bb71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e support est une préparation au TP qui aura lieu lors d’une prochaine séance.</text:p>
      <text:h text:style-name="Heading_20_1" text:outline-level="1">Présentation des processus</text:h>
      <text:p text:style-name="P6">Vous devez bien faire la différence entre : programme, processus et processeur (voir <text:span text:style-name="T1">définitions dans le support de cours). Sou Unix il n’y a pas d’instruction dans le noyau qui permette de lancer directement un programme. Il est indispensable de passer par une étape qui est le clonage d’un processus. En fonction du résultat de cette étape (père ou fils), on choisira de substituer le programme. Le père pourra décider d’attendre l’état de terminaison du fils.</text:span></text:p>
      <text:p text:style-name="P3"><text:span text:style-name="T12">Fonction du noyau : </text:span>fork / exec / wait</text:p>
      <text:p text:style-name="P6">Il existe dans des bibliothèques (C, python…) une fonction « système » <text:span text:style-name="T1">n’est qu’</text:span><text:span text:style-name="T5">une fonction utilisant les fonctions précédentes.</text:span></text:p>
      <text:h text:style-name="Heading_20_1" text:outline-level="1">Présentation des commandes </text:h>
      <text:p text:style-name="P7">Il y a différents moyens de voir votre activité et celle des autres.</text:p>
      <text:p text:style-name="P3"><text:span text:style-name="T14">Commandes : </text:span>ps / pstree / top / htop / w</text:p>
      <text:h text:style-name="P14" text:outline-level="1">Syntaxe Bash</text:h>
      <text:p text:style-name="P11">Il faut bien faire la différence entre différents caractères qui permettent de séparer les commande</text:p>
      <text:list text:style-name="L1">
        <text:list-item>
          <text:p text:style-name="P16"><text:span text:style-name="T15">« ; »</text:span> et un séparateur séquentiel de commande (on fait la commande de gauche puis celle de droite</text:p>
        </text:list-item>
        <text:list-item>
          <text:p text:style-name="P16"><text:span text:style-name="T15">« &amp; »</text:span> lance la commande de gauche en arrière plan</text:p>
        </text:list-item>
        <text:list-item>
          <text:p text:style-name="P16"><text:span text:style-name="T15">« &amp;&amp; »</text:span> lance la commande de droite uniquement si celle de gauche à réussi (code de retour d’erreur 0)</text:p>
        </text:list-item>
        <text:list-item>
          <text:p text:style-name="P16"><text:span text:style-name="T15">« || »</text:span> lance la commande de droite uniquement si celle de gauche a échoué (code de retour d’erreur différent de 0)</text:p>
        </text:list-item>
      </text:list>
      <text:h text:style-name="Heading_20_1" text:outline-level="1">Redirection des entré<text:span text:style-name="T11">e</text:span>/sorti<text:span text:style-name="T11">e</text:span></text:h>
      <text:p text:style-name="P10">Il y a 3 canaux par défaut :</text:p>
      <text:list text:style-name="L2">
        <text:list-item>
          <text:p text:style-name="P17">l’entrée standard <text:span text:style-name="T15">« &lt; »</text:span></text:p>
        </text:list-item>
        <text:list-item>
          <text:p text:style-name="P17">la sortie standard <text:span text:style-name="T15">« &gt; »</text:span></text:p>
        </text:list-item>
        <text:list-item>
          <text:p text:style-name="P17">la sortie d’erreur <text:span text:style-name="T15">« 2&gt; »</text:span></text:p>
        </text:list-item>
      </text:list>
      <text:p text:style-name="P10">On peut jouer avec l’enchaînement de commande pour rediriger certaines sorties avec un « pipe ». La commande tee comme son nom l’indique permet de dupliquer son entrée à la fois dans une sortie mais également dans un fichier.</text:p>
      <text:h text:style-name="P15" text:outline-level="1"><text:span text:style-name="T13">Processus</text:span> particuliers</text:h>
      <text:p text:style-name="P4">Un processus zombie est un fils qui a retourné un code d’erreur qui n’a pas encore été lu par son père.</text:p>
      <text:p text:style-name="P9">Un processus démon est détaché du terminal et peut se poursuivre même après déconnexion de l’utilisateur qui l’a lancé.</text:p>
      <text:p text:style-name="P9">Essayer d’imaginer comment réaliser des processus zombi ou démons.</text:p>
      <text:h text:style-name="Heading_20_1" text:outline-level="1" text:is-list-header="true">Pratique <text:span text:style-name="T16">B</text:span>ash</text:h>
      <text:p text:style-name="P8">Entraînez-vous à utiliser toutes les commandes et syntaxes présentés.</text:p>
      <text:h text:style-name="Heading_20_1" text:outline-level="1">Présentation des sémaphores</text:h>
      <text:p text:style-name="P5">Cherchez réaliser différents cas de synchronisatio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family-generic="swiss" style:font-pitch="variable"/>
    <style:font-face style:name="Courier 10 Pitch1" svg:font-family="'Courier 10 Pitch'" style:font-adornments="Gras"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false" text:line-number="0"/>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hyphenation-ladder-count="no-limit" style:page-number="auto" text:number-lines="false" text:line-number="0"/>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Nimbus Roman No9 L" fo:font-family="'Nimbus Roman No9 L'"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131cm" fo:margin-right="0cm" fo:margin-top="0.423cm" fo:margin-bottom="0.212cm" style:contextual-spacing="false" fo:text-indent="-0.3cm" style:auto-text-indent="false">
        <style:tab-stops/>
      </style:paragraph-properties>
      <style:text-properties fo:font-size="11pt" fo:font-weight="bold" style:font-size-asian="130%" style:font-weight-asian="bold" style:font-size-complex="130%" style:font-weight-complex="600"/>
    </style:style>
    <style:style style:name="important" style:family="paragraph" style:parent-style-name="Text_20_body">
      <style:paragraph-properties fo:text-align="center" style:justify-single-word="false" fo:padding="0.049cm" fo:border="0.06pt solid #ff0000" style:shadow="none">
        <style:tab-stops/>
      </style:paragraph-properties>
      <style:text-properties fo:color="#ff0000" loext:opacity="100%" fo:font-weight="bold" style:font-size-asian="10.5pt"/>
    </style:style>
    <style:style style:name="réponse" style:family="paragraph" style:parent-style-name="Text_20_body">
      <style:paragraph-properties fo:margin-top="0cm" fo:margin-bottom="0cm" style:contextual-spacing="false" fo:padding="0.049cm" fo:border="0.06pt solid #000000" style:writing-mode="page"/>
      <style:text-properties style:font-size-asian="10.5pt"/>
    </style:style>
    <style:style style:name="code" style:family="paragraph" style:parent-style-name="Text_20_body" style:list-style-name="" style:master-page-name="">
      <loext:graphic-properties draw:fill="solid" draw:fill-color="#e6e6e6" draw:opacity="100%"/>
      <style:paragraph-properties fo:margin-top="0cm" fo:margin-bottom="0cm" style:contextual-spacing="false" fo:line-height="100%" style:page-number="auto" fo:background-color="#e6e6e6" fo:padding="0.049cm" fo:border="0.06pt solid #000000" text:number-lines="true" text:line-number="0"/>
      <style:text-properties style:font-name="Courier 10 Pitch1" fo:font-family="'Courier 10 Pitch'" style:font-style-name="Gras" style:font-pitch="fixed" fo:font-weight="bol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pt" fo:font-weight="bold" style:font-size-asian="115%" style:font-weight-asian="bold" style:font-size-complex="115%" style:font-weight-complex="600"/>
    </style:style>
    <style:style style:name="vide" style:family="paragraph" style:parent-style-name="Text_20_body"/>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ine_20_numbering" style:display-name="Line numbering" style:family="text">
      <style:text-properties fo:font-size="10pt" fo:background-color="transparent" style:font-size-asian="10.5pt" loext:shadow="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127cm" fo:text-indent="-0.762cm" fo:margin-left="0.127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889cm" fo:text-indent="-1.524cm" fo:margin-left="0.889cm"/>
        </style:list-level-properties>
      </text:outline-level-style>
      <text:outline-level-style text:level="5" loext:num-list-format="%5%" style:num-format="">
        <style:list-level-properties text:list-level-position-and-space-mode="label-alignment">
          <style:list-level-label-alignment text:label-followed-by="listtab" text:list-tab-stop-position="1.143cm" fo:text-indent="-1.778cm" fo:margin-left="1.143cm"/>
        </style:list-level-properties>
      </text:outline-level-style>
      <text:outline-level-style text:level="6" loext:num-list-format="%6%" style:num-format="">
        <style:list-level-properties text:list-level-position-and-space-mode="label-alignment">
          <style:list-level-label-alignment text:label-followed-by="listtab" text:list-tab-stop-position="1.397cm" fo:text-indent="-2.032cm" fo:margin-left="1.397cm"/>
        </style:list-level-properties>
      </text:outline-level-style>
      <text:outline-level-style text:level="7" loext:num-list-format="%7%" style:num-format="">
        <style:list-level-properties text:list-level-position-and-space-mode="label-alignment">
          <style:list-level-label-alignment text:label-followed-by="listtab" text:list-tab-stop-position="1.651cm" fo:text-indent="-2.286cm" fo:margin-left="1.651cm"/>
        </style:list-level-properties>
      </text:outline-level-style>
      <text:outline-level-style text:level="8" loext:num-list-format="%8%" style:num-format="">
        <style:list-level-properties text:list-level-position-and-space-mode="label-alignment">
          <style:list-level-label-alignment text:label-followed-by="listtab" text:list-tab-stop-position="1.905cm" fo:text-indent="-2.54cm" fo:margin-left="1.905cm"/>
        </style:list-level-properties>
      </text:outline-level-style>
      <text:outline-level-style text:level="9" loext:num-list-format="%9%" style:num-format="">
        <style:list-level-properties text:list-level-position-and-space-mode="label-alignment">
          <style:list-level-label-alignment text:label-followed-by="listtab" text:list-tab-stop-position="2.159cm" fo:text-indent="-2.794cm" fo:margin-left="2.159cm"/>
        </style:list-level-properties>
      </text:outline-level-style>
      <text:outline-level-style text:level="10" loext:num-list-format="%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01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b512" officeooo:paragraph-rsid="003a85c1"/>
    </style:style>
    <style:style style:name="MP2" style:family="paragraph" style:parent-style-name="Footer">
      <style:text-properties officeooo:rsid="0007b512" officeooo:paragraph-rsid="0007b512"/>
    </style:style>
    <style:style style:name="MT1" style:family="text">
      <style:text-properties fo:font-size="10pt" officeooo:rsid="003a85c1" style:font-size-asian="10.5pt"/>
    </style:style>
    <style:style style:name="MT2" style:family="text">
      <style:text-properties fo:font-size="10pt" officeooo:rsid="0050f241" style:font-size-asian="10.5pt"/>
    </style:style>
    <style:style style:name="MT3" style:family="text">
      <style:text-properties officeooo:rsid="0039f54e"/>
    </style:style>
    <style:style style:name="MT4" style:family="text">
      <style:text-properties fo:font-size="10pt" officeooo:rsid="00371ab9" style:font-size-asian="10.5pt"/>
    </style:style>
    <style:style style:name="MT5" style:family="text">
      <style:text-properties fo:font-size="10pt" fo:font-weight="bold" officeooo:rsid="003a85c1" style:font-size-asian="10.5pt" style:font-weight-asian="bold" style:font-weight-complex="bold"/>
    </style:style>
    <style:style style:name="MT6" style:family="text">
      <style:text-properties fo:font-size="10pt" fo:font-weight="bold" officeooo:rsid="00371ab9" style:font-size-asian="10.5pt" style:font-weight-asian="bold" style:font-weight-complex="bold"/>
    </style:style>
    <style:style style:name="MT7" style:family="text">
      <style:text-properties fo:font-size="10pt" fo:font-weight="bold" officeooo:rsid="0050f241" style:font-size-asian="10.5pt" style:font-weight-asian="bold" style:font-weight-complex="bold"/>
    </style:style>
    <style:style style:name="MT8" style:family="text">
      <style:text-properties fo:font-size="10pt" fo:font-weight="bold" officeooo:rsid="003b6b2f" style:font-size-asian="10.5pt" style:font-weight-asian="bold" style:font-weight-complex="bold"/>
    </style:style>
    <style:page-layout style:name="Mpm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497cm">
          <style:column-sep style:width="0.009cm" style:color="#000000" style:height="10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UT</text:span><text:span text:style-name="MT2">2</text:span> Info<text:tab/><text:span text:style-name="MT3">TD</text:span> n° 1 : <text:span text:style-name="MT4">Processus</text:span><text:tab/><text:span text:style-name="MT5"> </text:span><text:span text:style-name="MT6">202</text:span><text:span text:style-name="MT7">3</text:span><text:span text:style-name="MT6"> / 202</text:span><text:span text:style-name="MT7">4</text:span></text:p>
      </style:header>
      <style:footer>
        <text:p text:style-name="MP2"><text:span text:style-name="MT5">R3.05 / </text:span><text:span text:style-name="MT8">Programmation Système</text:span><text:tab/><text:page-number text:select-page="current">1</text:page-number>/<text:page-count>1</text:page-count><text:tab/>IUT de Vanne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2T09:23:03.975669282</meta:creation-date>
    <meta:editing-duration>PT3H58M32S</meta:editing-duration>
    <meta:editing-cycles>21</meta:editing-cycles>
    <meta:generator>Collabora_Office/23.05.2.2$Linux_X86_64 LibreOffice_project/22110b2036e37e868c9d06310588d90bbee63d69</meta:generator>
    <dc:date>2023-08-27T11:54:05.467103100</dc:date>
    <meta:document-statistic meta:table-count="0" meta:image-count="0" meta:object-count="0" meta:page-count="1" meta:paragraph-count="30" meta:word-count="406" meta:character-count="2268" meta:non-whitespace-character-count="1903"/>
  </office:meta>
</office:document-meta>
</file>